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4.91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number-columns-repeated="27" table:default-cell-style-name="Default"/>
        <table:table-column table:style-name="co2" table:number-columns-repeated="997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Please enter your generated ID:</text:p>
          </table:table-cell>
          <table:table-cell table:style-name="ce1" office:value-type="string" calcext:value-type="string">
            <text:p>1. Which website has the highest amount of cookies?</text:p>
          </table:table-cell>
          <table:table-cell table:style-name="ce1" office:value-type="string" calcext:value-type="string">
            <text:p>2. Which website has the least amount of cookies?</text:p>
          </table:table-cell>
          <table:table-cell table:style-name="ce1" office:value-type="string" calcext:value-type="string">
            <text:p>3. How many cookies were collected in total? </text:p>
          </table:table-cell>
          <table:table-cell table:style-name="ce1" office:value-type="string" calcext:value-type="string">
            <text:p>4. Which website has the longest lasting cookie?</text:p>
          </table:table-cell>
          <table:table-cell table:style-name="ce1" office:value-type="string" calcext:value-type="string">
            <text:p>5. Which website <text:s/>has the shortest lasting cookie?</text:p>
          </table:table-cell>
          <table:table-cell table:style-name="ce1" office:value-type="string" calcext:value-type="string">
            <text:p>6. How surprised were you after seeing the longest lasting cookie?</text:p>
          </table:table-cell>
          <table:table-cell table:style-name="ce1" office:value-type="string" calcext:value-type="string">
            <text:p>7. How reasonable do you find the longest lasting cookie?</text:p>
          </table:table-cell>
          <table:table-cell table:style-name="ce1" office:value-type="string" calcext:value-type="string">
            <text:p>8. How concerned are you after seeing the longest lasting cookie?</text:p>
          </table:table-cell>
          <table:table-cell table:style-name="ce1" office:value-type="string" calcext:value-type="string">
            <text:p>9. Does the amount of collected cookies align with your expectations?</text:p>
          </table:table-cell>
          <table:table-cell table:style-name="ce1" office:value-type="string" calcext:value-type="string">
            <text:p>10. How many days on average do the cookies last? </text:p>
          </table:table-cell>
          <table:table-cell table:style-name="ce1" office:value-type="string" calcext:value-type="string">
            <text:p>11. Do you feel as if the website knows more about you than you expect?</text:p>
          </table:table-cell>
          <table:table-cell table:style-name="ce3" office:value-type="string" calcext:value-type="string">
            <text:p>12. Did you expect this many cookies to be collected in 2 minutes?</text:p>
          </table:table-cell>
          <table:table-cell table:style-name="ce1" office:value-type="string" calcext:value-type="string">
            <text:p>13. How do you feel about your privacy when browsing the internet in regards to the safety of your data, after being presented with information on the cookies you consumed?</text:p>
          </table:table-cell>
          <table:table-cell table:style-name="ce1" office:value-type="string" calcext:value-type="string">
            <text:p>14. Do you feel it is fine for websites to collect the given amount of cookies?</text:p>
          </table:table-cell>
          <table:table-cell table:style-name="ce1" office:value-type="string" calcext:value-type="string">
            <text:p>15. Do you trust the "only necessary cookies" option when surfing the internet?</text:p>
          </table:table-cell>
          <table:table-cell table:style-name="ce1" office:value-type="string" calcext:value-type="string">
            <text:p>16. Would you feel more confident surfing the internet if you were given an overview tool to manage your cookies?</text:p>
          </table:table-cell>
          <table:table-cell table:style-name="ce1" office:value-type="string" calcext:value-type="string">
            <text:p>17. Would you feel more knowledgeable about cookies and your browsing privacy if you were given an overview tool to manage your cookies?</text:p>
          </table:table-cell>
          <table:table-cell table:style-name="ce1" office:value-type="string" calcext:value-type="string">
            <text:p>18. Would you regularly check your cookies if given an overview tool to manage your cookies?</text:p>
          </table:table-cell>
          <table:table-cell table:style-name="ce1" office:value-type="string" calcext:value-type="string">
            <text:p>19. How careful will you be reading the cookie notification banner before agreeing to give consent or not?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22-02-19T14:54:54.566" calcext:value-type="date">
            <text:p>2/19/2022 14:54:55</text:p>
          </table:table-cell>
          <table:table-cell table:style-name="ce3" office:value-type="string" calcext:value-type="string">
            <text:p>F8B1664CB0C5BBDD4F1AA6833E45156FF6B5B0AE</text:p>
          </table:table-cell>
          <table:table-cell table:style-name="ce4" office:value-type="string" calcext:value-type="string">
            <text:p><text:a xlink:href="http://euronews.com" xlink:type="simple">Euronews.com</text:a></text:p>
          </table:table-cell>
          <table:table-cell table:style-name="ce4" office:value-type="string" calcext:value-type="string">
            <text:p><text:a xlink:href="http://wikipedia.org" xlink:type="simple">Wikipedia.org</text:a></text:p>
          </table:table-cell>
          <table:table-cell table:style-name="ce3" office:value-type="float" office:value="91" calcext:value-type="float">
            <text:p>91</text:p>
          </table:table-cell>
          <table:table-cell table:style-name="ce4" office:value-type="string" calcext:value-type="string">
            <text:p><text:a xlink:href="http://euronews.com" xlink:type="simple">Euronews.com</text:a></text:p>
          </table:table-cell>
          <table:table-cell table:style-name="ce4" office:value-type="string" calcext:value-type="string">
            <text:p><text:a xlink:href="http://bbc.com" xlink:type="simple">BBC.com</text:a>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, the amount of collected cookies is less than I expected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, I expected more cookies to be collecte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Yes, things may continue unchanged</text:p>
          </table:table-cell>
          <table:table-cell table:style-name="ce3" office:value-type="string" calcext:value-type="string">
            <text:p>No, they probably still collect cookies I do not wish them to collect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, I do not have the time or will to check my cookie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22-02-19T18:43:53.902" calcext:value-type="date">
            <text:p>2/19/2022 18:43:54</text:p>
          </table:table-cell>
          <table:table-cell table:style-name="ce3" office:value-type="string" calcext:value-type="string">
            <text:p>772E6EEA45CFD5335FE6D9A282FAF0B97542924D</text:p>
          </table:table-cell>
          <table:table-cell table:style-name="ce4" office:value-type="string" calcext:value-type="string">
            <text:p><text:a xlink:href="http://euronews.com" xlink:type="simple">Euronews.com</text:a></text:p>
          </table:table-cell>
          <table:table-cell table:style-name="ce4" office:value-type="string" calcext:value-type="string">
            <text:p><text:a xlink:href="http://wikipedia.org" xlink:type="simple">Wikipedia.org</text:a></text:p>
          </table:table-cell>
          <table:table-cell table:style-name="ce3" office:value-type="float" office:value="58" calcext:value-type="float">
            <text:p>58</text:p>
          </table:table-cell>
          <table:table-cell table:style-name="ce4" office:value-type="string" calcext:value-type="string">
            <text:p><text:a xlink:href="http://euronews.com" xlink:type="simple">Euronews.com</text:a></text:p>
          </table:table-cell>
          <table:table-cell table:style-name="ce4" office:value-type="string" calcext:value-type="string">
            <text:p><text:a xlink:href="http://euronews.com" xlink:type="simple">Euronews.com</text:a>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, I expected a similar amount of cookies to be collected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, I expected this amount of cookies to be collecte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, I wish for fewer cookies to be collected</text:p>
          </table:table-cell>
          <table:table-cell table:style-name="ce3" office:value-type="string" calcext:value-type="string">
            <text:p>No, they probably still collect cookies I do not wish them to collect</text:p>
          </table:table-cell>
          <table:table-cell table:number-columns-repeated="2" table:style-name="ce3" office:value-type="string" calcext:value-type="string">
            <text:p>Yes</text:p>
          </table:table-cell>
          <table:table-cell table:style-name="ce3" office:value-type="string" calcext:value-type="string">
            <text:p>Yes, I would check regularly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22-02-19T18:44:43.875" calcext:value-type="date">
            <text:p>2/19/2022 18:44:44</text:p>
          </table:table-cell>
          <table:table-cell table:style-name="ce3" office:value-type="string" calcext:value-type="string">
            <text:p>5B62B48F5F7E1294CEDF8DAD67F656BDCB2D7456</text:p>
          </table:table-cell>
          <table:table-cell table:style-name="ce4" office:value-type="string" calcext:value-type="string">
            <text:p><text:a xlink:href="http://google.com" xlink:type="simple">Google.com</text:a></text:p>
          </table:table-cell>
          <table:table-cell table:style-name="ce4" office:value-type="string" calcext:value-type="string">
            <text:p><text:a xlink:href="http://wikipedia.org" xlink:type="simple">Wikipedia.org</text:a>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string" calcext:value-type="string">
            <text:p><text:a xlink:href="http://google.com" xlink:type="simple">Google.com</text:a></text:p>
          </table:table-cell>
          <table:table-cell table:style-name="ce4" office:value-type="string" calcext:value-type="string">
            <text:p><text:a xlink:href="http://bbc.com" xlink:type="simple">BBC.com</text:a>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o, the amount of collected cookies is more than I expected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, I expected fewer cookies to be collecte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, I wish for fewer cookies to be collected</text:p>
          </table:table-cell>
          <table:table-cell table:style-name="ce3" office:value-type="string" calcext:value-type="string">
            <text:p>No, they probably still collect cookies I do not wish them to collect</text:p>
          </table:table-cell>
          <table:table-cell table:number-columns-repeated="2" table:style-name="ce3" office:value-type="string" calcext:value-type="string">
            <text:p>Yes</text:p>
          </table:table-cell>
          <table:table-cell table:style-name="ce3" office:value-type="string" calcext:value-type="string">
            <text:p>Maybe, I prefer having an overview tool rather than not having a tool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22-02-19T23:22:38.716" calcext:value-type="date">
            <text:p>2/19/2022 23:22:39</text:p>
          </table:table-cell>
          <table:table-cell table:style-name="ce3" office:value-type="string" calcext:value-type="string">
            <text:p>2DA2AAF8E0C8C08C8B7F345D4D6727A26B166547</text:p>
          </table:table-cell>
          <table:table-cell table:style-name="ce4" office:value-type="string" calcext:value-type="string">
            <text:p><text:a xlink:href="http://euronews.com" xlink:type="simple">Euronews.com</text:a></text:p>
          </table:table-cell>
          <table:table-cell table:style-name="ce4" office:value-type="string" calcext:value-type="string">
            <text:p><text:a xlink:href="http://wikipedia.org" xlink:type="simple">Wikipedia.org</text:a></text:p>
          </table:table-cell>
          <table:table-cell table:style-name="ce3" office:value-type="float" office:value="51" calcext:value-type="float">
            <text:p>51</text:p>
          </table:table-cell>
          <table:table-cell table:style-name="ce4" office:value-type="string" calcext:value-type="string">
            <text:p><text:a xlink:href="http://euronews.com" xlink:type="simple">Euronews.com</text:a></text:p>
          </table:table-cell>
          <table:table-cell table:style-name="ce4" office:value-type="string" calcext:value-type="string">
            <text:p><text:a xlink:href="http://bbc.com" xlink:type="simple">BBC.com</text:a>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, the amount of collected cookies is less than I expected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, I expected fewer cookies to be collecte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o, I wish for fewer cookies to be collected</text:p>
          </table:table-cell>
          <table:table-cell table:style-name="ce3" office:value-type="string" calcext:value-type="string">
            <text:p>No, they probably still collect cookies I do not wish them to collect</text:p>
          </table:table-cell>
          <table:table-cell table:number-columns-repeated="2" table:style-name="ce3" office:value-type="string" calcext:value-type="string">
            <text:p>Yes</text:p>
          </table:table-cell>
          <table:table-cell table:style-name="ce3" office:value-type="string" calcext:value-type="string">
            <text:p>Maybe, I prefer having an overview tool rather than not having a tool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22-02-20T11:57:51.439" calcext:value-type="date">
            <text:p>2/20/2022 11:57:51</text:p>
          </table:table-cell>
          <table:table-cell table:style-name="ce3" office:value-type="string" calcext:value-type="string">
            <text:p>2341D73CAAECEFB40A0D42B14169043F83F3F79B</text:p>
          </table:table-cell>
          <table:table-cell table:style-name="ce4" office:value-type="string" calcext:value-type="string">
            <text:p><text:a xlink:href="http://euronews.com" xlink:type="simple">Euronews.com</text:a></text:p>
          </table:table-cell>
          <table:table-cell table:style-name="ce4" office:value-type="string" calcext:value-type="string">
            <text:p><text:a xlink:href="http://bbc.com" xlink:type="simple">BBC.com</text:a></text:p>
          </table:table-cell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<text:a xlink:href="http://google.com" xlink:type="simple">Google.com</text:a></text:p>
          </table:table-cell>
          <table:table-cell table:style-name="ce4" office:value-type="string" calcext:value-type="string">
            <text:p><text:a xlink:href="http://euronews.com" xlink:type="simple">Euronews.com</text:a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o, the amount of collected cookies is more than I expected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, I expected fewer cookies to be collecte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o, I wish for fewer cookies to be collected</text:p>
          </table:table-cell>
          <table:table-cell table:style-name="ce3" office:value-type="string" calcext:value-type="string">
            <text:p>No, they probably still collect cookies I do not wish them to collect</text:p>
          </table:table-cell>
          <table:table-cell table:number-columns-repeated="2" table:style-name="ce3" office:value-type="string" calcext:value-type="string">
            <text:p>Yes</text:p>
          </table:table-cell>
          <table:table-cell table:style-name="ce3" office:value-type="string" calcext:value-type="string">
            <text:p>Maybe, I prefer having an overview tool rather than not having a tool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22-02-21T10:21:57.182" calcext:value-type="date">
            <text:p>2/21/2022 10:21:57</text:p>
          </table:table-cell>
          <table:table-cell table:style-name="ce3" office:value-type="string" calcext:value-type="string">
            <text:p>5C5B40B9E97090946ED98EA7C27C140F65020540</text:p>
          </table:table-cell>
          <table:table-cell table:style-name="ce4" office:value-type="string" calcext:value-type="string">
            <text:p><text:a xlink:href="http://euronews.com" xlink:type="simple">Euronews.com</text:a></text:p>
          </table:table-cell>
          <table:table-cell table:style-name="ce4" office:value-type="string" calcext:value-type="string">
            <text:p><text:a xlink:href="http://wikipedia.org" xlink:type="simple">Wikipedia.org</text:a></text:p>
          </table:table-cell>
          <table:table-cell table:style-name="ce3" office:value-type="float" office:value="57" calcext:value-type="float">
            <text:p>57</text:p>
          </table:table-cell>
          <table:table-cell table:style-name="ce4" office:value-type="string" calcext:value-type="string">
            <text:p><text:a xlink:href="http://google.com" xlink:type="simple">Google.com</text:a></text:p>
          </table:table-cell>
          <table:table-cell table:style-name="ce4" office:value-type="string" calcext:value-type="string">
            <text:p><text:a xlink:href="http://google.com" xlink:type="simple">Google.com</text:a>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, the amount of collected cookies is less than I expected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, I expected fewer cookies to be collecte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, I wish for fewer cookies to be collected</text:p>
          </table:table-cell>
          <table:table-cell table:style-name="ce3" office:value-type="string" calcext:value-type="string">
            <text:p>Yes, the website will only collect functional cookies (i.e. saving my choice of not wanting cookies)</text:p>
          </table:table-cell>
          <table:table-cell table:number-columns-repeated="2" table:style-name="ce3" office:value-type="string" calcext:value-type="string">
            <text:p>Neutral</text:p>
          </table:table-cell>
          <table:table-cell table:style-name="ce3" office:value-type="string" calcext:value-type="string">
            <text:p>No, I do not have the time or will to check my cookies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22-02-21T18:04:57.807" calcext:value-type="date">
            <text:p>2/21/2022 18:04:58</text:p>
          </table:table-cell>
          <table:table-cell table:style-name="ce3" office:value-type="string" calcext:value-type="string">
            <text:p>8723D8E5DE662F72EF19C5592F8D6F0F2A6DED4C</text:p>
          </table:table-cell>
          <table:table-cell table:style-name="ce4" office:value-type="string" calcext:value-type="string">
            <text:p><text:a xlink:href="http://euronews.com" xlink:type="simple">Euronews.com</text:a></text:p>
          </table:table-cell>
          <table:table-cell table:style-name="ce4" office:value-type="string" calcext:value-type="string">
            <text:p><text:a xlink:href="http://wikipedia.org" xlink:type="simple">Wikipedia.org</text:a></text:p>
          </table:table-cell>
          <table:table-cell table:style-name="ce3" office:value-type="float" office:value="66" calcext:value-type="float">
            <text:p>66</text:p>
          </table:table-cell>
          <table:table-cell table:style-name="ce4" office:value-type="string" calcext:value-type="string">
            <text:p><text:a xlink:href="http://euronews.com" xlink:type="simple">Euronews.com</text:a></text:p>
          </table:table-cell>
          <table:table-cell table:style-name="ce4" office:value-type="string" calcext:value-type="string">
            <text:p><text:a xlink:href="http://euronews.com" xlink:type="simple">Euronews.com</text:a>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o, the amount of collected cookies is less than I expected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, I expected more cookies to be collecte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o, I wish for fewer cookies to be collected</text:p>
          </table:table-cell>
          <table:table-cell table:style-name="ce3" office:value-type="string" calcext:value-type="string">
            <text:p>No, they probably still collect cookies I do not wish them to collect</text:p>
          </table:table-cell>
          <table:table-cell table:number-columns-repeated="2" table:style-name="ce3" office:value-type="string" calcext:value-type="string">
            <text:p>Yes</text:p>
          </table:table-cell>
          <table:table-cell table:style-name="ce3" office:value-type="string" calcext:value-type="string">
            <text:p>Yes, I would check regularly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22-02-21T19:35:02.807" calcext:value-type="date">
            <text:p>2/21/2022 19:35:03</text:p>
          </table:table-cell>
          <table:table-cell table:style-name="ce3" office:value-type="string" calcext:value-type="string">
            <text:p>26A1657E21B89D1F0C8C836436BF085380582398</text:p>
          </table:table-cell>
          <table:table-cell table:style-name="ce4" office:value-type="string" calcext:value-type="string">
            <text:p><text:a xlink:href="http://euronews.com" xlink:type="simple">Euronews.com</text:a></text:p>
          </table:table-cell>
          <table:table-cell table:style-name="ce4" office:value-type="string" calcext:value-type="string">
            <text:p><text:a xlink:href="http://wikipedia.org" xlink:type="simple">Wikipedia.org</text:a></text:p>
          </table:table-cell>
          <table:table-cell table:style-name="ce3" office:value-type="float" office:value="74" calcext:value-type="float">
            <text:p>74</text:p>
          </table:table-cell>
          <table:table-cell table:style-name="ce4" office:value-type="string" calcext:value-type="string">
            <text:p><text:a xlink:href="http://euronews.com" xlink:type="simple">Euronews.com</text:a></text:p>
          </table:table-cell>
          <table:table-cell table:style-name="ce4" office:value-type="string" calcext:value-type="string">
            <text:p><text:a xlink:href="http://bbc.com" xlink:type="simple">BBC.com</text:a>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Yes, I expected a similar amount of cookies to be collected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, I expected this amount of cookies to be collecte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, things may continue unchanged</text:p>
          </table:table-cell>
          <table:table-cell table:style-name="ce3" office:value-type="string" calcext:value-type="string">
            <text:p>Yes, the website will only collect functional cookies (i.e. saving my choice of not wanting cookies)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Maybe, I prefer having an overview tool rather than not having a tool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22-02-21T20:20:42.931" calcext:value-type="date">
            <text:p>2/21/2022 20:20:43</text:p>
          </table:table-cell>
          <table:table-cell table:style-name="ce3" office:value-type="string" calcext:value-type="string">
            <text:p>23B88E18655166F3BC76F7A20E409B86909A1341</text:p>
          </table:table-cell>
          <table:table-cell table:style-name="ce4" office:value-type="string" calcext:value-type="string">
            <text:p><text:a xlink:href="http://euronews.com" xlink:type="simple">Euronews.com</text:a></text:p>
          </table:table-cell>
          <table:table-cell table:style-name="ce4" office:value-type="string" calcext:value-type="string">
            <text:p><text:a xlink:href="http://wikipedia.org" xlink:type="simple">Wikipedia.org</text:a></text:p>
          </table:table-cell>
          <table:table-cell table:style-name="ce3" office:value-type="float" office:value="61" calcext:value-type="float">
            <text:p>61</text:p>
          </table:table-cell>
          <table:table-cell table:style-name="ce4" office:value-type="string" calcext:value-type="string">
            <text:p><text:a xlink:href="http://google.com" xlink:type="simple">Google.com</text:a></text:p>
          </table:table-cell>
          <table:table-cell table:style-name="ce4" office:value-type="string" calcext:value-type="string">
            <text:p><text:a xlink:href="http://bbc.com" xlink:type="simple">BBC.com</text:a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o, the amount of collected cookies is more than I expected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, I expected fewer cookies to be collecte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o, I wish for fewer cookies to be collected</text:p>
          </table:table-cell>
          <table:table-cell table:style-name="ce3" office:value-type="string" calcext:value-type="string">
            <text:p>No, they probably still collect cookies I do not wish them to collect</text:p>
          </table:table-cell>
          <table:table-cell table:number-columns-repeated="2" table:style-name="ce3" office:value-type="string" calcext:value-type="string">
            <text:p>Yes</text:p>
          </table:table-cell>
          <table:table-cell table:style-name="ce3" office:value-type="string" calcext:value-type="string">
            <text:p>Maybe, I prefer having an overview tool rather than not having a tool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22-02-22T15:13:00.176" calcext:value-type="date">
            <text:p>2/22/2022 15:13:00</text:p>
          </table:table-cell>
          <table:table-cell table:style-name="ce3" office:value-type="string" calcext:value-type="string">
            <text:p>44EF590E8F0024FE4A8BE36B00E658983AAA85B7</text:p>
          </table:table-cell>
          <table:table-cell table:style-name="ce4" office:value-type="string" calcext:value-type="string">
            <text:p><text:a xlink:href="http://euronews.com" xlink:type="simple">Euronews.com</text:a></text:p>
          </table:table-cell>
          <table:table-cell table:style-name="ce4" office:value-type="string" calcext:value-type="string">
            <text:p><text:a xlink:href="http://wikipedia.org" xlink:type="simple">Wikipedia.org</text:a></text:p>
          </table:table-cell>
          <table:table-cell table:style-name="ce3" office:value-type="float" office:value="57" calcext:value-type="float">
            <text:p>57</text:p>
          </table:table-cell>
          <table:table-cell table:style-name="ce4" office:value-type="string" calcext:value-type="string">
            <text:p><text:a xlink:href="http://euronews.com" xlink:type="simple">Euronews.com</text:a></text:p>
          </table:table-cell>
          <table:table-cell table:style-name="ce4" office:value-type="string" calcext:value-type="string">
            <text:p><text:a xlink:href="http://bbc.com" xlink:type="simple">BBC.com</text:a>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Yes, I expected a similar amount of cookies to be collected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, I expected fewer cookies to be collecte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, I wish for fewer cookies to be collected</text:p>
          </table:table-cell>
          <table:table-cell table:style-name="ce3" office:value-type="string" calcext:value-type="string">
            <text:p>No, they probably still collect cookies I do not wish them to collect</text:p>
          </table:table-cell>
          <table:table-cell table:number-columns-repeated="2" table:style-name="ce3" office:value-type="string" calcext:value-type="string">
            <text:p>Yes</text:p>
          </table:table-cell>
          <table:table-cell table:style-name="ce3" office:value-type="string" calcext:value-type="string">
            <text:p>Maybe, I prefer having an overview tool rather than not having a too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22-02-22T17:29:12.502" calcext:value-type="date">
            <text:p>2/22/2022 17:29:13</text:p>
          </table:table-cell>
          <table:table-cell table:style-name="ce3" office:value-type="string" calcext:value-type="string">
            <text:p>BAD6589EDD13464E6899862BBE84D3D8C5B451AE</text:p>
          </table:table-cell>
          <table:table-cell table:style-name="ce4" office:value-type="string" calcext:value-type="string">
            <text:p><text:a xlink:href="http://euronews.com" xlink:type="simple">Euronews.com</text:a></text:p>
          </table:table-cell>
          <table:table-cell table:style-name="ce4" office:value-type="string" calcext:value-type="string">
            <text:p><text:a xlink:href="http://google.com" xlink:type="simple">Google.com</text:a>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>
            <text:p><text:a xlink:href="http://google.com" xlink:type="simple">Google.com</text:a></text:p>
          </table:table-cell>
          <table:table-cell table:style-name="ce4" office:value-type="string" calcext:value-type="string">
            <text:p><text:a xlink:href="http://euronews.com" xlink:type="simple">Euronews.com</text:a>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o, the amount of collected cookies is more than I expected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, I expected fewer cookies to be collecte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, things may continue unchanged</text:p>
          </table:table-cell>
          <table:table-cell table:style-name="ce3" office:value-type="string" calcext:value-type="string">
            <text:p>No, they probably still collect cookies I do not wish them to collect</text:p>
          </table:table-cell>
          <table:table-cell table:number-columns-repeated="2" table:style-name="ce3" office:value-type="string" calcext:value-type="string">
            <text:p>Yes</text:p>
          </table:table-cell>
          <table:table-cell table:style-name="ce3" office:value-type="string" calcext:value-type="string">
            <text:p>Yes, I would check regularly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22-02-22T19:07:43.371" calcext:value-type="date">
            <text:p>2/22/2022 19:07:43</text:p>
          </table:table-cell>
          <table:table-cell table:style-name="ce3" office:value-type="string" calcext:value-type="string">
            <text:p>CE0C9D55A29B92A745C83D4D56172872710A3092</text:p>
          </table:table-cell>
          <table:table-cell table:style-name="ce4" office:value-type="string" calcext:value-type="string">
            <text:p><text:a xlink:href="http://google.com" xlink:type="simple">Google.com</text:a></text:p>
          </table:table-cell>
          <table:table-cell table:style-name="ce4" office:value-type="string" calcext:value-type="string">
            <text:p><text:a xlink:href="http://wikipedia.org" xlink:type="simple">Wikipedia.org</text:a></text:p>
          </table:table-cell>
          <table:table-cell table:style-name="ce3" office:value-type="float" office:value="45" calcext:value-type="float">
            <text:p>45</text:p>
          </table:table-cell>
          <table:table-cell table:style-name="ce4" office:value-type="string" calcext:value-type="string">
            <text:p><text:a xlink:href="http://google.com" xlink:type="simple">Google.com</text:a></text:p>
          </table:table-cell>
          <table:table-cell table:style-name="ce4" office:value-type="string" calcext:value-type="string">
            <text:p><text:a xlink:href="http://bbc.com" xlink:type="simple">BBC.com</text:a>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Yes, I expected a similar amount of cookies to be collected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, I expected this amount of cookies to be collecte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o, I wish for fewer cookies to be collected</text:p>
          </table:table-cell>
          <table:table-cell table:style-name="ce3" office:value-type="string" calcext:value-type="string">
            <text:p>No, they probably still collect cookies I do not wish them to collect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, I do not have the time or will to check my cookies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22-02-22T20:02:03.77" calcext:value-type="date">
            <text:p>2/22/2022 20:02:04</text:p>
          </table:table-cell>
          <table:table-cell table:style-name="ce3" office:value-type="string" calcext:value-type="string">
            <text:p>1EACD51BAAE1FD4433DEE636DFCB4E02EEDFBF5D</text:p>
          </table:table-cell>
          <table:table-cell table:style-name="ce4" office:value-type="string" calcext:value-type="string">
            <text:p><text:a xlink:href="http://euronews.com" xlink:type="simple">Euronews.com</text:a></text:p>
          </table:table-cell>
          <table:table-cell table:style-name="ce4" office:value-type="string" calcext:value-type="string">
            <text:p><text:a xlink:href="http://wikipedia.org" xlink:type="simple">Wikipedia.org</text:a></text:p>
          </table:table-cell>
          <table:table-cell table:style-name="ce3" office:value-type="float" office:value="77" calcext:value-type="float">
            <text:p>77</text:p>
          </table:table-cell>
          <table:table-cell table:style-name="ce4" office:value-type="string" calcext:value-type="string">
            <text:p><text:a xlink:href="http://bbc.com" xlink:type="simple">BBC.com</text:a></text:p>
          </table:table-cell>
          <table:table-cell table:style-name="ce4" office:value-type="string" calcext:value-type="string">
            <text:p><text:a xlink:href="http://bbc.com" xlink:type="simple">BBC.com</text:a>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o, the amount of collected cookies is more than I expected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, I expected fewer cookies to be collecte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o, I wish for fewer cookies to be collected</text:p>
          </table:table-cell>
          <table:table-cell table:style-name="ce3" office:value-type="string" calcext:value-type="string">
            <text:p>No, they probably still collect cookies I do not wish them to collect</text:p>
          </table:table-cell>
          <table:table-cell table:number-columns-repeated="2" table:style-name="ce3" office:value-type="string" calcext:value-type="string">
            <text:p>Yes</text:p>
          </table:table-cell>
          <table:table-cell table:style-name="ce3" office:value-type="string" calcext:value-type="string">
            <text:p>Maybe, I prefer having an overview tool rather than not having a tool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22-02-22T20:39:05.205" calcext:value-type="date">
            <text:p>2/22/2022 20:39:05</text:p>
          </table:table-cell>
          <table:table-cell table:style-name="ce3" office:value-type="string" calcext:value-type="string">
            <text:p>ABF85A34D13262BCBA7722E1EAB27698CC35698F</text:p>
          </table:table-cell>
          <table:table-cell table:style-name="ce4" office:value-type="string" calcext:value-type="string">
            <text:p><text:a xlink:href="http://euronews.com" xlink:type="simple">Euronews.com</text:a></text:p>
          </table:table-cell>
          <table:table-cell table:style-name="ce4" office:value-type="string" calcext:value-type="string">
            <text:p><text:a xlink:href="http://wikipedia.org" xlink:type="simple">Wikipedia.org</text:a></text:p>
          </table:table-cell>
          <table:table-cell table:style-name="ce3" office:value-type="float" office:value="60" calcext:value-type="float">
            <text:p>60</text:p>
          </table:table-cell>
          <table:table-cell table:style-name="ce4" office:value-type="string" calcext:value-type="string">
            <text:p><text:a xlink:href="http://google.com" xlink:type="simple">Google.com</text:a></text:p>
          </table:table-cell>
          <table:table-cell table:style-name="ce4" office:value-type="string" calcext:value-type="string">
            <text:p><text:a xlink:href="http://bbc.com" xlink:type="simple">BBC.com</text:a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o, the amount of collected cookies is more than I expected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, I expected fewer cookies to be collecte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o, I wish for fewer cookies to be collected</text:p>
          </table:table-cell>
          <table:table-cell table:style-name="ce3" office:value-type="string" calcext:value-type="string">
            <text:p>No, they probably still collect cookies I do not wish them to collect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, I would check regularly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22-02-23T19:56:17.379" calcext:value-type="date">
            <text:p>2/23/2022 19:56:17</text:p>
          </table:table-cell>
          <table:table-cell table:style-name="ce3" office:value-type="string" calcext:value-type="string">
            <text:p>91CB5CF9DD2404DC4D7B86756322764C3E9D17FE</text:p>
          </table:table-cell>
          <table:table-cell table:style-name="ce4" office:value-type="string" calcext:value-type="string">
            <text:p><text:a xlink:href="http://euronews.com" xlink:type="simple">Euronews.com</text:a></text:p>
          </table:table-cell>
          <table:table-cell table:style-name="ce4" office:value-type="string" calcext:value-type="string">
            <text:p><text:a xlink:href="http://wikipedia.org" xlink:type="simple">Wikipedia.org</text:a></text:p>
          </table:table-cell>
          <table:table-cell table:style-name="ce3" office:value-type="float" office:value="70" calcext:value-type="float">
            <text:p>70</text:p>
          </table:table-cell>
          <table:table-cell table:style-name="ce4" office:value-type="string" calcext:value-type="string">
            <text:p><text:a xlink:href="http://google.com" xlink:type="simple">Google.com</text:a></text:p>
          </table:table-cell>
          <table:table-cell table:style-name="ce4" office:value-type="string" calcext:value-type="string">
            <text:p><text:a xlink:href="http://bbc.com" xlink:type="simple">BBC.com</text:a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o, the amount of collected cookies is less than I expected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, I expected more cookies to be collecte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, things may continue unchanged</text:p>
          </table:table-cell>
          <table:table-cell table:style-name="ce3" office:value-type="string" calcext:value-type="string">
            <text:p>Yes, the website will only collect functional cookies (i.e. saving my choice of not wanting cookies)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Maybe, I prefer having an overview tool rather than not having a too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22-02-28T15:54:41.386" calcext:value-type="date">
            <text:p>2/28/2022 15:54:41</text:p>
          </table:table-cell>
          <table:table-cell table:style-name="ce3" office:value-type="string" calcext:value-type="string">
            <text:p>ADE44D2DDCCCB9FA4095855F51A048750B80F165</text:p>
          </table:table-cell>
          <table:table-cell table:style-name="ce4" office:value-type="string" calcext:value-type="string">
            <text:p><text:a xlink:href="http://google.com" xlink:type="simple">Google.com</text:a></text:p>
          </table:table-cell>
          <table:table-cell table:style-name="ce4" office:value-type="string" calcext:value-type="string">
            <text:p><text:a xlink:href="http://bbc.com" xlink:type="simple">BBC.com</text:a>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<text:a xlink:href="http://google.com" xlink:type="simple">Google.com</text:a></text:p>
          </table:table-cell>
          <table:table-cell table:style-name="ce4" office:value-type="string" calcext:value-type="string">
            <text:p><text:a xlink:href="http://bbc.com" xlink:type="simple">BBC.com</text:a>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, I expected a similar amount of cookies to be collected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, I expected this amount of cookies to be collecte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, I wish for fewer cookies to be collected</text:p>
          </table:table-cell>
          <table:table-cell table:style-name="ce3" office:value-type="string" calcext:value-type="string">
            <text:p>Yes, the website will only collect functional cookies (i.e. saving my choice of not wanting cookies)</text:p>
          </table:table-cell>
          <table:table-cell table:number-columns-repeated="2" table:style-name="ce3" office:value-type="string" calcext:value-type="string">
            <text:p>Yes</text:p>
          </table:table-cell>
          <table:table-cell table:style-name="ce3" office:value-type="string" calcext:value-type="string">
            <text:p>Yes, I would check regularly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22-02-28T17:51:27.226" calcext:value-type="date">
            <text:p>2/28/2022 17:51:27</text:p>
          </table:table-cell>
          <table:table-cell table:style-name="ce3" office:value-type="string" calcext:value-type="string">
            <text:p>A72B20062EC2C47AB2CEB97AC1BEE818F8B6C6CB</text:p>
          </table:table-cell>
          <table:table-cell table:style-name="ce4" office:value-type="string" calcext:value-type="string">
            <text:p><text:a xlink:href="http://google.com" xlink:type="simple">Google.com</text:a></text:p>
          </table:table-cell>
          <table:table-cell table:style-name="ce4" office:value-type="string" calcext:value-type="string">
            <text:p><text:a xlink:href="http://wikipedia.org" xlink:type="simple">Wikipedia.org</text:a></text:p>
          </table:table-cell>
          <table:table-cell table:style-name="ce3" office:value-type="float" office:value="55" calcext:value-type="float">
            <text:p>55</text:p>
          </table:table-cell>
          <table:table-cell table:style-name="ce4" office:value-type="string" calcext:value-type="string">
            <text:p><text:a xlink:href="http://euronews.com" xlink:type="simple">Euronews.com</text:a></text:p>
          </table:table-cell>
          <table:table-cell table:style-name="ce4" office:value-type="string" calcext:value-type="string">
            <text:p><text:a xlink:href="http://wikipedia.org" xlink:type="simple">Wikipedia.org</text:a>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o, the amount of collected cookies is less than I expected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, I expected more cookies to be collecte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, I wish for fewer cookies to be collected</text:p>
          </table:table-cell>
          <table:table-cell table:style-name="ce3" office:value-type="string" calcext:value-type="string">
            <text:p>No, they probably still collect cookies I do not wish them to collect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Maybe, I prefer having an overview tool rather than not having a too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22-02-28T19:26:25.11" calcext:value-type="date">
            <text:p>2/28/2022 19:26:25</text:p>
          </table:table-cell>
          <table:table-cell table:style-name="ce3" office:value-type="string" calcext:value-type="string">
            <text:p>6911ADCC6C625BB5C52C5093AA8CDB0545CA63D4</text:p>
          </table:table-cell>
          <table:table-cell table:style-name="ce4" office:value-type="string" calcext:value-type="string">
            <text:p><text:a xlink:href="http://google.com" xlink:type="simple">Google.com</text:a></text:p>
          </table:table-cell>
          <table:table-cell table:style-name="ce4" office:value-type="string" calcext:value-type="string">
            <text:p><text:a xlink:href="http://euronews.com" xlink:type="simple">Euronews.com</text:a>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string" calcext:value-type="string">
            <text:p><text:a xlink:href="http://google.com" xlink:type="simple">Google.com</text:a></text:p>
          </table:table-cell>
          <table:table-cell table:style-name="ce4" office:value-type="string" calcext:value-type="string">
            <text:p><text:a xlink:href="http://wikipedia.org" xlink:type="simple">Wikipedia.org</text:a>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o, the amount of collected cookies is less than I expected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, I expected more cookies to be collecte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o, I wish for fewer cookies to be collected</text:p>
          </table:table-cell>
          <table:table-cell table:style-name="ce3" office:value-type="string" calcext:value-type="string">
            <text:p>No, they probably still collect cookies I do not wish them to collect</text:p>
          </table:table-cell>
          <table:table-cell table:number-columns-repeated="2" table:style-name="ce3" office:value-type="string" calcext:value-type="string">
            <text:p>Yes</text:p>
          </table:table-cell>
          <table:table-cell table:style-name="ce3" office:value-type="string" calcext:value-type="string">
            <text:p>Maybe, I prefer having an overview tool rather than not having a tool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22-02-28T20:08:42.754" calcext:value-type="date">
            <text:p>2/28/2022 20:08:43</text:p>
          </table:table-cell>
          <table:table-cell table:style-name="ce3" office:value-type="string" calcext:value-type="string">
            <text:p>8E37C46BA0751E48011822F9ECFE8AC29C9B6A38</text:p>
          </table:table-cell>
          <table:table-cell table:style-name="ce4" office:value-type="string" calcext:value-type="string">
            <text:p><text:a xlink:href="http://euronews.com" xlink:type="simple">Euronews.com</text:a></text:p>
          </table:table-cell>
          <table:table-cell table:style-name="ce4" office:value-type="string" calcext:value-type="string">
            <text:p><text:a xlink:href="http://wikipedia.org" xlink:type="simple">Wikipedia.org</text:a></text:p>
          </table:table-cell>
          <table:table-cell table:style-name="ce3" office:value-type="float" office:value="58" calcext:value-type="float">
            <text:p>58</text:p>
          </table:table-cell>
          <table:table-cell table:style-name="ce4" office:value-type="string" calcext:value-type="string">
            <text:p><text:a xlink:href="http://google.com" xlink:type="simple">Google.com</text:a></text:p>
          </table:table-cell>
          <table:table-cell table:style-name="ce4" office:value-type="string" calcext:value-type="string">
            <text:p><text:a xlink:href="http://euronews.com" xlink:type="simple">Euronews.com</text:a>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o, the amount of collected cookies is more than I expected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, I expected fewer cookies to be collecte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o, I wish for fewer cookies to be collected</text:p>
          </table:table-cell>
          <table:table-cell table:style-name="ce3" office:value-type="string" calcext:value-type="string">
            <text:p>Yes, the website will only collect functional cookies (i.e. saving my choice of not wanting cookies)</text:p>
          </table:table-cell>
          <table:table-cell table:number-columns-repeated="2" table:style-name="ce3" office:value-type="string" calcext:value-type="string">
            <text:p>Yes</text:p>
          </table:table-cell>
          <table:table-cell table:style-name="ce3" office:value-type="string" calcext:value-type="string">
            <text:p>Maybe, I prefer having an overview tool rather than not having a tool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22-03-01T15:26:32.324" calcext:value-type="date">
            <text:p>3/1/2022 15:26:32</text:p>
          </table:table-cell>
          <table:table-cell table:style-name="ce3" office:value-type="string" calcext:value-type="string">
            <text:p>F23D33E9878C2078AEF7576808DDF6ECDC65A1DA</text:p>
          </table:table-cell>
          <table:table-cell table:style-name="ce4" office:value-type="string" calcext:value-type="string">
            <text:p><text:a xlink:href="http://euronews.com" xlink:type="simple">Euronews.com</text:a></text:p>
          </table:table-cell>
          <table:table-cell table:style-name="ce4" office:value-type="string" calcext:value-type="string">
            <text:p><text:a xlink:href="http://wikipedia.org" xlink:type="simple">Wikipedia.org</text:a>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<text:a xlink:href="http://euronews.com" xlink:type="simple">Euronews.com</text:a></text:p>
          </table:table-cell>
          <table:table-cell table:style-name="ce4" office:value-type="string" calcext:value-type="string">
            <text:p><text:a xlink:href="http://wikipedia.org" xlink:type="simple">Wikipedia.org</text:a>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, the amount of collected cookies is less than I expected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, I expected fewer cookies to be collecte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o, I wish for fewer cookies to be collected</text:p>
          </table:table-cell>
          <table:table-cell table:style-name="ce3" office:value-type="string" calcext:value-type="string">
            <text:p>Yes, the website will only collect functional cookies (i.e. saving my choice of not wanting cookies)</text:p>
          </table:table-cell>
          <table:table-cell table:number-columns-repeated="2" table:style-name="ce3" office:value-type="string" calcext:value-type="string">
            <text:p>Yes</text:p>
          </table:table-cell>
          <table:table-cell table:style-name="ce3" office:value-type="string" calcext:value-type="string">
            <text:p>Yes, I would check regularly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22-03-02T12:07:08.747" calcext:value-type="date">
            <text:p>3/2/2022 12:07:09</text:p>
          </table:table-cell>
          <table:table-cell table:style-name="ce3" office:value-type="string" calcext:value-type="string">
            <text:p>A36E87085E7A89611D208F3D919717CCED137DA5</text:p>
          </table:table-cell>
          <table:table-cell table:style-name="ce4" office:value-type="string" calcext:value-type="string">
            <text:p><text:a xlink:href="http://euronews.com" xlink:type="simple">Euronews.com</text:a></text:p>
          </table:table-cell>
          <table:table-cell table:style-name="ce4" office:value-type="string" calcext:value-type="string">
            <text:p><text:a xlink:href="http://wikipedia.org" xlink:type="simple">Wikipedia.org</text:a></text:p>
          </table:table-cell>
          <table:table-cell table:style-name="ce3" office:value-type="float" office:value="84" calcext:value-type="float">
            <text:p>84</text:p>
          </table:table-cell>
          <table:table-cell table:style-name="ce4" office:value-type="string" calcext:value-type="string">
            <text:p><text:a xlink:href="http://bbc.com" xlink:type="simple">BBC.com</text:a></text:p>
          </table:table-cell>
          <table:table-cell table:style-name="ce4" office:value-type="string" calcext:value-type="string">
            <text:p><text:a xlink:href="http://bbc.com" xlink:type="simple">BBC.com</text:a>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, the amount of collected cookies is more than I expected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, I expected fewer cookies to be collecte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o, I wish for fewer cookies to be collected</text:p>
          </table:table-cell>
          <table:table-cell table:style-name="ce3" office:value-type="string" calcext:value-type="string">
            <text:p>No, they probably still collect cookies I do not wish them to collect</text:p>
          </table:table-cell>
          <table:table-cell table:number-columns-repeated="2" table:style-name="ce3" office:value-type="string" calcext:value-type="string">
            <text:p>Yes</text:p>
          </table:table-cell>
          <table:table-cell table:style-name="ce3" office:value-type="string" calcext:value-type="string">
            <text:p>Maybe, I prefer having an overview tool rather than not having a tool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22-03-02T12:38:25.039" calcext:value-type="date">
            <text:p>3/2/2022 12:38:25</text:p>
          </table:table-cell>
          <table:table-cell table:style-name="ce3" office:value-type="string" calcext:value-type="string">
            <text:p>6986F3C0887A36B25BAE19BC5FC31FBBC7AB3CE1</text:p>
          </table:table-cell>
          <table:table-cell table:style-name="ce4" office:value-type="string" calcext:value-type="string">
            <text:p><text:a xlink:href="http://google.com" xlink:type="simple">Google.com</text:a></text:p>
          </table:table-cell>
          <table:table-cell table:style-name="ce4" office:value-type="string" calcext:value-type="string">
            <text:p><text:a xlink:href="http://euronews.com" xlink:type="simple">Euronews.com</text:a></text:p>
          </table:table-cell>
          <table:table-cell table:style-name="ce3" office:value-type="float" office:value="396" calcext:value-type="float">
            <text:p>396</text:p>
          </table:table-cell>
          <table:table-cell table:style-name="ce4" office:value-type="string" calcext:value-type="string">
            <text:p><text:a xlink:href="http://google.com" xlink:type="simple">Google.com</text:a></text:p>
          </table:table-cell>
          <table:table-cell table:style-name="ce4" office:value-type="string" calcext:value-type="string">
            <text:p><text:a xlink:href="http://euronews.com" xlink:type="simple">Euronews.com</text:a>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o, the amount of collected cookies is more than I expected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, I expected fewer cookies to be collected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o, I wish for fewer cookies to be collected</text:p>
          </table:table-cell>
          <table:table-cell table:style-name="ce3" office:value-type="string" calcext:value-type="string">
            <text:p>No, they probably still collect cookies I do not wish them to collect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, I do not have the time or will to check my cookies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22-03-02T12:57:24.822" calcext:value-type="date">
            <text:p>3/2/2022 12:57:25</text:p>
          </table:table-cell>
          <table:table-cell table:style-name="ce3" office:value-type="string" calcext:value-type="string">
            <text:p>187321D37F9F3DDD9AD8326CCDA4C8A5E001909F</text:p>
          </table:table-cell>
          <table:table-cell table:style-name="ce4" office:value-type="string" calcext:value-type="string">
            <text:p><text:a xlink:href="http://bbc.com" xlink:type="simple">BBC.com</text:a></text:p>
          </table:table-cell>
          <table:table-cell table:style-name="ce4" office:value-type="string" calcext:value-type="string">
            <text:p><text:a xlink:href="http://google.com" xlink:type="simple">Google.com</text:a></text:p>
          </table:table-cell>
          <table:table-cell table:style-name="ce3" office:value-type="float" office:value="100" calcext:value-type="float">
            <text:p>100</text:p>
          </table:table-cell>
          <table:table-cell table:style-name="ce4" office:value-type="string" calcext:value-type="string">
            <text:p><text:a xlink:href="http://google.com" xlink:type="simple">Google.com</text:a></text:p>
          </table:table-cell>
          <table:table-cell table:style-name="ce4" office:value-type="string" calcext:value-type="string">
            <text:p><text:a xlink:href="http://euronews.com" xlink:type="simple">Euronews.com</text:a>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Yes, I expected a similar amount of cookies to be collected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, I expected this amount of cookies to be collecte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o, I wish for fewer cookies to be collected</text:p>
          </table:table-cell>
          <table:table-cell table:style-name="ce3" office:value-type="string" calcext:value-type="string">
            <text:p>No, they probably still collect cookies I do not wish them to collect</text:p>
          </table:table-cell>
          <table:table-cell table:number-columns-repeated="2" table:style-name="ce3" office:value-type="string" calcext:value-type="string">
            <text:p>Yes</text:p>
          </table:table-cell>
          <table:table-cell table:style-name="ce3" office:value-type="string" calcext:value-type="string">
            <text:p>Maybe, I prefer having an overview tool rather than not having a tool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22-03-02T17:04:30.924" calcext:value-type="date">
            <text:p>3/2/2022 17:04:31</text:p>
          </table:table-cell>
          <table:table-cell table:style-name="ce3" office:value-type="string" calcext:value-type="string">
            <text:p>69EE87FA6236E8666C17A50A0027C5A4E1D01F78</text:p>
          </table:table-cell>
          <table:table-cell table:style-name="ce4" office:value-type="string" calcext:value-type="string">
            <text:p><text:a xlink:href="http://google.com" xlink:type="simple">Google.com</text:a></text:p>
          </table:table-cell>
          <table:table-cell table:style-name="ce4" office:value-type="string" calcext:value-type="string">
            <text:p><text:a xlink:href="http://wikipedia.org" xlink:type="simple">Wikipedia.org</text:a></text:p>
          </table:table-cell>
          <table:table-cell table:style-name="ce3" office:value-type="float" office:value="68" calcext:value-type="float">
            <text:p>68</text:p>
          </table:table-cell>
          <table:table-cell table:style-name="ce4" office:value-type="string" calcext:value-type="string">
            <text:p><text:a xlink:href="http://google.com" xlink:type="simple">Google.com</text:a></text:p>
          </table:table-cell>
          <table:table-cell table:style-name="ce4" office:value-type="string" calcext:value-type="string">
            <text:p><text:a xlink:href="http://bbc.com" xlink:type="simple">BBC.com</text:a>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o, the amount of collected cookies is less than I expected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, I expected more cookies to be collecte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o, I wish for fewer cookies to be collected</text:p>
          </table:table-cell>
          <table:table-cell table:style-name="ce3" office:value-type="string" calcext:value-type="string">
            <text:p>No, they probably still collect cookies I do not wish them to collect</text:p>
          </table:table-cell>
          <table:table-cell table:number-columns-repeated="2" table:style-name="ce3" office:value-type="string" calcext:value-type="string">
            <text:p>Yes</text:p>
          </table:table-cell>
          <table:table-cell table:style-name="ce3" office:value-type="string" calcext:value-type="string">
            <text:p>No, I do not have the time or will to check my cookies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22-03-02T18:09:30.833" calcext:value-type="date">
            <text:p>3/2/2022 18:09:31</text:p>
          </table:table-cell>
          <table:table-cell table:style-name="ce3" office:value-type="string" calcext:value-type="string">
            <text:p>19B6E84F9A56C3F33185E5D32B37360C9ABA9217</text:p>
          </table:table-cell>
          <table:table-cell table:style-name="ce4" office:value-type="string" calcext:value-type="string">
            <text:p><text:a xlink:href="http://google.com" xlink:type="simple">Google.com</text:a></text:p>
          </table:table-cell>
          <table:table-cell table:style-name="ce4" office:value-type="string" calcext:value-type="string">
            <text:p><text:a xlink:href="http://wikipedia.org" xlink:type="simple">Wikipedia.org</text:a></text:p>
          </table:table-cell>
          <table:table-cell table:style-name="ce3" office:value-type="float" office:value="75" calcext:value-type="float">
            <text:p>75</text:p>
          </table:table-cell>
          <table:table-cell table:style-name="ce4" office:value-type="string" calcext:value-type="string">
            <text:p><text:a xlink:href="http://google.com" xlink:type="simple">Google.com</text:a></text:p>
          </table:table-cell>
          <table:table-cell table:style-name="ce4" office:value-type="string" calcext:value-type="string">
            <text:p><text:a xlink:href="http://bbc.com" xlink:type="simple">BBC.com</text:a>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o, the amount of collected cookies is more than I expected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, I expected fewer cookies to be collecte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o, I wish for more cookies to be collected</text:p>
          </table:table-cell>
          <table:table-cell table:style-name="ce3" office:value-type="string" calcext:value-type="string">
            <text:p>No, they probably still collect cookies I do not wish them to collect</text:p>
          </table:table-cell>
          <table:table-cell table:number-columns-repeated="2" table:style-name="ce3" office:value-type="string" calcext:value-type="string">
            <text:p>Yes</text:p>
          </table:table-cell>
          <table:table-cell table:style-name="ce3" office:value-type="string" calcext:value-type="string">
            <text:p>Maybe, I prefer having an overview tool rather than not having a tool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22-03-02T19:02:15.888" calcext:value-type="date">
            <text:p>3/2/2022 19:02:16</text:p>
          </table:table-cell>
          <table:table-cell table:style-name="ce3" office:value-type="string" calcext:value-type="string">
            <text:p>F8B1664CB0C5BBDD4F1AA6833E45156FF6B5B0AE</text:p>
          </table:table-cell>
          <table:table-cell table:style-name="ce4" office:value-type="string" calcext:value-type="string">
            <text:p><text:a xlink:href="http://bbc.com" xlink:type="simple">BBC.com</text:a></text:p>
          </table:table-cell>
          <table:table-cell table:style-name="ce4" office:value-type="string" calcext:value-type="string">
            <text:p><text:a xlink:href="http://google.com" xlink:type="simple">Google.com</text:a>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<text:a xlink:href="http://bbc.com" xlink:type="simple">BBC.com</text:a></text:p>
          </table:table-cell>
          <table:table-cell table:style-name="ce4" office:value-type="string" calcext:value-type="string">
            <text:p><text:a xlink:href="http://google.com" xlink:type="simple">Google.com</text:a>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, the amount of collected cookies is more than I expected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, I expected fewer cookies to be collecte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, I wish for fewer cookies to be collected</text:p>
          </table:table-cell>
          <table:table-cell table:style-name="ce3" office:value-type="string" calcext:value-type="string">
            <text:p>Yes, the website will only collect functional cookies (i.e. saving my choice of not wanting cookies)</text:p>
          </table:table-cell>
          <table:table-cell table:number-columns-repeated="2" table:style-name="ce3" office:value-type="string" calcext:value-type="string">
            <text:p>Yes</text:p>
          </table:table-cell>
          <table:table-cell table:style-name="ce3" office:value-type="string" calcext:value-type="string">
            <text:p>Yes, I would check regularly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22-03-02T19:55:19.822" calcext:value-type="date">
            <text:p>3/2/2022 19:55:20</text:p>
          </table:table-cell>
          <table:table-cell table:style-name="ce3" office:value-type="string" calcext:value-type="string">
            <text:p>EFA636369169407D62509D23B2F4FE268CEE3E35</text:p>
          </table:table-cell>
          <table:table-cell table:style-name="ce4" office:value-type="string" calcext:value-type="string">
            <text:p><text:a xlink:href="http://euronews.com" xlink:type="simple">Euronews.com</text:a></text:p>
          </table:table-cell>
          <table:table-cell table:style-name="ce4" office:value-type="string" calcext:value-type="string">
            <text:p><text:a xlink:href="http://wikipedia.org" xlink:type="simple">Wikipedia.org</text:a></text:p>
          </table:table-cell>
          <table:table-cell table:style-name="ce3" office:value-type="float" office:value="65" calcext:value-type="float">
            <text:p>65</text:p>
          </table:table-cell>
          <table:table-cell table:style-name="ce4" office:value-type="string" calcext:value-type="string">
            <text:p><text:a xlink:href="http://bbc.com" xlink:type="simple">BBC.com</text:a></text:p>
          </table:table-cell>
          <table:table-cell table:style-name="ce4" office:value-type="string" calcext:value-type="string">
            <text:p><text:a xlink:href="http://bbc.com" xlink:type="simple">BBC.com</text:a>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o, the amount of collected cookies is less than I expected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, I expected fewer cookies to be collecte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, I wish for fewer cookies to be collected</text:p>
          </table:table-cell>
          <table:table-cell table:style-name="ce3" office:value-type="string" calcext:value-type="string">
            <text:p>Yes, the website will only collect functional cookies (i.e. saving my choice of not wanting cookies)</text:p>
          </table:table-cell>
          <table:table-cell table:number-columns-repeated="2" table:style-name="ce3" office:value-type="string" calcext:value-type="string">
            <text:p>Yes</text:p>
          </table:table-cell>
          <table:table-cell table:style-name="ce3" office:value-type="string" calcext:value-type="string">
            <text:p>No, I do not have the time or will to check my cookies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22-03-02T20:34:12.667" calcext:value-type="date">
            <text:p>3/2/2022 20:34:13</text:p>
          </table:table-cell>
          <table:table-cell table:style-name="ce3" office:value-type="string" calcext:value-type="string">
            <text:p>53218CD48CB25C64C85B9C66EF7A3E7A3C7E2586</text:p>
          </table:table-cell>
          <table:table-cell table:style-name="ce4" office:value-type="string" calcext:value-type="string">
            <text:p><text:a xlink:href="http://euronews.com" xlink:type="simple">Euronews.com</text:a></text:p>
          </table:table-cell>
          <table:table-cell table:style-name="ce4" office:value-type="string" calcext:value-type="string">
            <text:p><text:a xlink:href="http://wikipedia.org" xlink:type="simple">Wikipedia.org</text:a></text:p>
          </table:table-cell>
          <table:table-cell table:style-name="ce3" office:value-type="float" office:value="75" calcext:value-type="float">
            <text:p>75</text:p>
          </table:table-cell>
          <table:table-cell table:style-name="ce4" office:value-type="string" calcext:value-type="string">
            <text:p><text:a xlink:href="http://bbc.com" xlink:type="simple">BBC.com</text:a></text:p>
          </table:table-cell>
          <table:table-cell table:style-name="ce4" office:value-type="string" calcext:value-type="string">
            <text:p><text:a xlink:href="http://bbc.com" xlink:type="simple">BBC.com</text:a>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o, the amount of collected cookies is less than I expected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, I expected more cookies to be collecte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o, I wish for fewer cookies to be collected</text:p>
          </table:table-cell>
          <table:table-cell table:style-name="ce3" office:value-type="string" calcext:value-type="string">
            <text:p>No, they probably still collect cookies I do not wish them to collect</text:p>
          </table:table-cell>
          <table:table-cell table:number-columns-repeated="2" table:style-name="ce3" office:value-type="string" calcext:value-type="string">
            <text:p>Yes</text:p>
          </table:table-cell>
          <table:table-cell table:style-name="ce3" office:value-type="string" calcext:value-type="string">
            <text:p>Yes, I would check regularly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22-03-02T21:42:19.692" calcext:value-type="date">
            <text:p>3/2/2022 21:42:20</text:p>
          </table:table-cell>
          <table:table-cell table:style-name="ce3" office:value-type="string" calcext:value-type="string">
            <text:p>48C5290FD4A9A479ECF260B6CB1B33DADBF0CC3C</text:p>
          </table:table-cell>
          <table:table-cell table:style-name="ce4" office:value-type="string" calcext:value-type="string">
            <text:p><text:a xlink:href="http://google.com" xlink:type="simple">Google.com</text:a></text:p>
          </table:table-cell>
          <table:table-cell table:style-name="ce4" office:value-type="string" calcext:value-type="string">
            <text:p><text:a xlink:href="http://wikipedia.org" xlink:type="simple">Wikipedia.org</text:a></text:p>
          </table:table-cell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<text:a xlink:href="http://bbc.com" xlink:type="simple">BBC.com</text:a></text:p>
          </table:table-cell>
          <table:table-cell table:style-name="ce4" office:value-type="string" calcext:value-type="string">
            <text:p><text:a xlink:href="http://bbc.com" xlink:type="simple">BBC.com</text:a>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o, the amount of collected cookies is less than I expected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, I expected more cookies to be collecte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o, I wish for fewer cookies to be collected</text:p>
          </table:table-cell>
          <table:table-cell table:style-name="ce3" office:value-type="string" calcext:value-type="string">
            <text:p>No, they probably still collect cookies I do not wish them to collect</text:p>
          </table:table-cell>
          <table:table-cell table:number-columns-repeated="2" table:style-name="ce3" office:value-type="string" calcext:value-type="string">
            <text:p>Yes</text:p>
          </table:table-cell>
          <table:table-cell table:style-name="ce3" office:value-type="string" calcext:value-type="string">
            <text:p>Yes, I would check regularly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22-03-04T10:29:25.48" calcext:value-type="date">
            <text:p>3/4/2022 10:29:25</text:p>
          </table:table-cell>
          <table:table-cell table:style-name="ce3" office:value-type="string" calcext:value-type="string">
            <text:p>8ED7C549723A57F6D37FD148F398F6E9B1AABE68</text:p>
          </table:table-cell>
          <table:table-cell table:style-name="ce4" office:value-type="string" calcext:value-type="string">
            <text:p><text:a xlink:href="http://euronews.com" xlink:type="simple">Euronews.com</text:a></text:p>
          </table:table-cell>
          <table:table-cell table:style-name="ce4" office:value-type="string" calcext:value-type="string">
            <text:p><text:a xlink:href="http://wikipedia.org" xlink:type="simple">Wikipedia.org</text:a></text:p>
          </table:table-cell>
          <table:table-cell table:style-name="ce3" office:value-type="float" office:value="89" calcext:value-type="float">
            <text:p>89</text:p>
          </table:table-cell>
          <table:table-cell table:style-name="ce4" office:value-type="string" calcext:value-type="string">
            <text:p><text:a xlink:href="http://bbc.com" xlink:type="simple">BBC.com</text:a></text:p>
          </table:table-cell>
          <table:table-cell table:style-name="ce4" office:value-type="string" calcext:value-type="string">
            <text:p><text:a xlink:href="http://bbc.com" xlink:type="simple">BBC.com</text:a>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o, the amount of collected cookies is more than I expected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, I expected fewer cookies to be collecte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, I wish for fewer cookies to be collected</text:p>
          </table:table-cell>
          <table:table-cell table:style-name="ce3" office:value-type="string" calcext:value-type="string">
            <text:p>No, they probably still collect cookies I do not wish them to collect</text:p>
          </table:table-cell>
          <table:table-cell table:number-columns-repeated="2" table:style-name="ce3" office:value-type="string" calcext:value-type="string">
            <text:p>Yes</text:p>
          </table:table-cell>
          <table:table-cell table:style-name="ce3" office:value-type="string" calcext:value-type="string">
            <text:p>Maybe, I prefer having an overview tool rather than not having a tool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22-03-15T15:26:44.808" calcext:value-type="date">
            <text:p>3/15/2022 15:26:45</text:p>
          </table:table-cell>
          <table:table-cell table:style-name="ce3" office:value-type="string" calcext:value-type="string">
            <text:p>D4AE8AE0AAF960AED22446973E526ACAE6F9B2AE</text:p>
          </table:table-cell>
          <table:table-cell table:style-name="ce4" office:value-type="string" calcext:value-type="string">
            <text:p><text:a xlink:href="http://euronews.com" xlink:type="simple">Euronews.com</text:a></text:p>
          </table:table-cell>
          <table:table-cell table:style-name="ce4" office:value-type="string" calcext:value-type="string">
            <text:p><text:a xlink:href="http://wikipedia.org" xlink:type="simple">Wikipedia.org</text:a></text:p>
          </table:table-cell>
          <table:table-cell table:style-name="ce3" office:value-type="float" office:value="97" calcext:value-type="float">
            <text:p>97</text:p>
          </table:table-cell>
          <table:table-cell table:style-name="ce4" office:value-type="string" calcext:value-type="string">
            <text:p><text:a xlink:href="http://google.com" xlink:type="simple">Google.com</text:a></text:p>
          </table:table-cell>
          <table:table-cell table:style-name="ce4" office:value-type="string" calcext:value-type="string">
            <text:p><text:a xlink:href="http://bbc.com" xlink:type="simple">BBC.com</text:a>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, the amount of collected cookies is more than I expected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, I expected fewer cookies to be collecte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, I wish for fewer cookies to be collected</text:p>
          </table:table-cell>
          <table:table-cell table:style-name="ce3" office:value-type="string" calcext:value-type="string">
            <text:p>No, they probably still collect cookies I do not wish them to collect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Maybe, I prefer having an overview tool rather than not having a too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22-03-18T09:25:53.347" calcext:value-type="date">
            <text:p>3/18/2022 9:25:53</text:p>
          </table:table-cell>
          <table:table-cell table:style-name="ce3" office:value-type="string" calcext:value-type="string">
            <text:p>EE27929623E2E5214F6BE5ECB9CEE919CF63EE16</text:p>
          </table:table-cell>
          <table:table-cell table:style-name="ce4" office:value-type="string" calcext:value-type="string">
            <text:p><text:a xlink:href="http://bbc.com" xlink:type="simple">BBC.com</text:a></text:p>
          </table:table-cell>
          <table:table-cell table:style-name="ce4" office:value-type="string" calcext:value-type="string">
            <text:p><text:a xlink:href="http://wikipedia.org" xlink:type="simple">Wikipedia.org</text:a></text:p>
          </table:table-cell>
          <table:table-cell table:style-name="ce3" office:value-type="float" office:value="74" calcext:value-type="float">
            <text:p>74</text:p>
          </table:table-cell>
          <table:table-cell table:style-name="ce4" office:value-type="string" calcext:value-type="string">
            <text:p><text:a xlink:href="http://bbc.com" xlink:type="simple">BBC.com</text:a></text:p>
          </table:table-cell>
          <table:table-cell table:style-name="ce4" office:value-type="string" calcext:value-type="string">
            <text:p><text:a xlink:href="http://wikipedia.org" xlink:type="simple">Wikipedia.org</text:a>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o, the amount of collected cookies is more than I expected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, I expected fewer cookies to be collecte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, I wish for fewer cookies to be collected</text:p>
          </table:table-cell>
          <table:table-cell table:style-name="ce3" office:value-type="string" calcext:value-type="string">
            <text:p>No, they probably still collect cookies I do not wish them to collect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Maybe, I prefer having an overview tool rather than not having a tool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22-03-18T09:57:16.889" calcext:value-type="date">
            <text:p>3/18/2022 9:57:17</text:p>
          </table:table-cell>
          <table:table-cell table:style-name="ce3" office:value-type="string" calcext:value-type="string">
            <text:p>2D8D596A0B97569F9226A8C33ED9C6DBC8D88120</text:p>
          </table:table-cell>
          <table:table-cell table:style-name="ce4" office:value-type="string" calcext:value-type="string">
            <text:p><text:a xlink:href="http://euronews.com" xlink:type="simple">Euronews.com</text:a></text:p>
          </table:table-cell>
          <table:table-cell table:style-name="ce4" office:value-type="string" calcext:value-type="string">
            <text:p><text:a xlink:href="http://wikipedia.org" xlink:type="simple">Wikipedia.org</text:a></text:p>
          </table:table-cell>
          <table:table-cell table:style-name="ce3" office:value-type="float" office:value="79" calcext:value-type="float">
            <text:p>79</text:p>
          </table:table-cell>
          <table:table-cell table:style-name="ce4" office:value-type="string" calcext:value-type="string">
            <text:p><text:a xlink:href="http://google.com" xlink:type="simple">Google.com</text:a></text:p>
          </table:table-cell>
          <table:table-cell table:style-name="ce4" office:value-type="string" calcext:value-type="string">
            <text:p><text:a xlink:href="http://bbc.com" xlink:type="simple">BBC.com</text:a>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Yes, I expected a similar amount of cookies to be collected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, I expected this amount of cookies to be collected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o, I wish for fewer cookies to be collected</text:p>
          </table:table-cell>
          <table:table-cell table:style-name="ce3" office:value-type="string" calcext:value-type="string">
            <text:p>Yes, the website will only collect functional cookies (i.e. saving my choice of not wanting cookies)</text:p>
          </table:table-cell>
          <table:table-cell table:number-columns-repeated="2" table:style-name="ce3" office:value-type="string" calcext:value-type="string">
            <text:p>Yes</text:p>
          </table:table-cell>
          <table:table-cell table:style-name="ce3" office:value-type="string" calcext:value-type="string">
            <text:p>Yes, I would check regularly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22-03-18T11:38:06.015" calcext:value-type="date">
            <text:p>3/18/2022 11:38:06</text:p>
          </table:table-cell>
          <table:table-cell table:style-name="ce3" office:value-type="string" calcext:value-type="string">
            <text:p>656FA9F1FAE3D1EC0F55CD2773D2CCED15160D75</text:p>
          </table:table-cell>
          <table:table-cell table:style-name="ce4" office:value-type="string" calcext:value-type="string">
            <text:p><text:a xlink:href="http://google.com" xlink:type="simple">Google.com</text:a></text:p>
          </table:table-cell>
          <table:table-cell table:style-name="ce4" office:value-type="string" calcext:value-type="string">
            <text:p><text:a xlink:href="http://bbc.com" xlink:type="simple">BBC.com</text:a></text:p>
          </table:table-cell>
          <table:table-cell table:style-name="ce3" office:value-type="float" office:value="39" calcext:value-type="float">
            <text:p>39</text:p>
          </table:table-cell>
          <table:table-cell table:style-name="ce4" office:value-type="string" calcext:value-type="string">
            <text:p><text:a xlink:href="http://google.com" xlink:type="simple">Google.com</text:a></text:p>
          </table:table-cell>
          <table:table-cell table:style-name="ce4" office:value-type="string" calcext:value-type="string">
            <text:p><text:a xlink:href="http://bbc.com" xlink:type="simple">BBC.com</text:a>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, the amount of collected cookies is less than I expected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, I expected more cookies to be collecte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Yes, things may continue unchanged</text:p>
          </table:table-cell>
          <table:table-cell table:style-name="ce3" office:value-type="string" calcext:value-type="string">
            <text:p>No, they probably still collect cookies I do not wish them to collect</text:p>
          </table:table-cell>
          <table:table-cell table:number-columns-repeated="2" table:style-name="ce3" office:value-type="string" calcext:value-type="string">
            <text:p>Yes</text:p>
          </table:table-cell>
          <table:table-cell table:style-name="ce3" office:value-type="string" calcext:value-type="string">
            <text:p>No, I do not have the time or will to check my cookie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22-03-21T11:26:08.405" calcext:value-type="date">
            <text:p>3/21/2022 11:26:08</text:p>
          </table:table-cell>
          <table:table-cell table:style-name="ce3" office:value-type="string" calcext:value-type="string">
            <text:p>2FB88CDF44CCA15296DCCD0BD7948EE424D58F71</text:p>
          </table:table-cell>
          <table:table-cell table:style-name="ce4" office:value-type="string" calcext:value-type="string">
            <text:p><text:a xlink:href="http://bbc.com" xlink:type="simple">BBC.com</text:a></text:p>
          </table:table-cell>
          <table:table-cell table:style-name="ce4" office:value-type="string" calcext:value-type="string">
            <text:p><text:a xlink:href="http://wikipedia.org" xlink:type="simple">Wikipedia.org</text:a></text:p>
          </table:table-cell>
          <table:table-cell table:style-name="ce3" office:value-type="float" office:value="63" calcext:value-type="float">
            <text:p>63</text:p>
          </table:table-cell>
          <table:table-cell table:style-name="ce4" office:value-type="string" calcext:value-type="string">
            <text:p><text:a xlink:href="http://bbc.com" xlink:type="simple">BBC.com</text:a></text:p>
          </table:table-cell>
          <table:table-cell table:style-name="ce4" office:value-type="string" calcext:value-type="string">
            <text:p><text:a xlink:href="http://bbc.com" xlink:type="simple">BBC.com</text:a>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, the amount of collected cookies is less than I expected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, I expected this amount of cookies to be collecte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, things may continue unchanged</text:p>
          </table:table-cell>
          <table:table-cell table:style-name="ce3" office:value-type="string" calcext:value-type="string">
            <text:p>Yes, the website will only collect functional cookies (i.e. saving my choice of not wanting cookies)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, I would check regularly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22-03-21T14:22:35.086" calcext:value-type="date">
            <text:p>3/21/2022 14:22:35</text:p>
          </table:table-cell>
          <table:table-cell table:style-name="ce3" office:value-type="string" calcext:value-type="string">
            <text:p>4C776663CA95CE9E06ACB0F1C2030A4AB6B03D2F</text:p>
          </table:table-cell>
          <table:table-cell table:style-name="ce4" office:value-type="string" calcext:value-type="string">
            <text:p><text:a xlink:href="http://euronews.com" xlink:type="simple">Euronews.com</text:a></text:p>
          </table:table-cell>
          <table:table-cell table:style-name="ce4" office:value-type="string" calcext:value-type="string">
            <text:p><text:a xlink:href="http://wikipedia.org" xlink:type="simple">Wikipedia.org</text:a></text:p>
          </table:table-cell>
          <table:table-cell table:style-name="ce3" office:value-type="float" office:value="81" calcext:value-type="float">
            <text:p>81</text:p>
          </table:table-cell>
          <table:table-cell table:style-name="ce4" office:value-type="string" calcext:value-type="string">
            <text:p><text:a xlink:href="http://bbc.com" xlink:type="simple">BBC.com</text:a></text:p>
          </table:table-cell>
          <table:table-cell table:style-name="ce4" office:value-type="string" calcext:value-type="string">
            <text:p><text:a xlink:href="http://bbc.com" xlink:type="simple">BBC.com</text:a>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Yes, I expected a similar amount of cookies to be collected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, I expected more cookies to be collecte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, I wish for fewer cookies to be collected</text:p>
          </table:table-cell>
          <table:table-cell table:style-name="ce3" office:value-type="string" calcext:value-type="string">
            <text:p>No, they probably still collect cookies I do not wish them to collect</text:p>
          </table:table-cell>
          <table:table-cell table:number-columns-repeated="2" table:style-name="ce3" office:value-type="string" calcext:value-type="string">
            <text:p>Yes</text:p>
          </table:table-cell>
          <table:table-cell table:style-name="ce3" office:value-type="string" calcext:value-type="string">
            <text:p>Maybe, I prefer having an overview tool rather than not having a tool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22-03-25T12:55:58.911" calcext:value-type="date">
            <text:p>3/25/2022 12:55:59</text:p>
          </table:table-cell>
          <table:table-cell table:style-name="ce3" office:value-type="string" calcext:value-type="string">
            <text:p>4B2EC83708989B80F4F35F43B390AC1FE0580CD0</text:p>
          </table:table-cell>
          <table:table-cell table:style-name="ce4" office:value-type="string" calcext:value-type="string">
            <text:p><text:a xlink:href="http://google.com" xlink:type="simple">Google.com</text:a></text:p>
          </table:table-cell>
          <table:table-cell table:style-name="ce4" office:value-type="string" calcext:value-type="string">
            <text:p><text:a xlink:href="http://wikipedia.org" xlink:type="simple">Wikipedia.org</text:a></text:p>
          </table:table-cell>
          <table:table-cell table:style-name="ce3" office:value-type="float" office:value="51" calcext:value-type="float">
            <text:p>51</text:p>
          </table:table-cell>
          <table:table-cell table:style-name="ce4" office:value-type="string" calcext:value-type="string">
            <text:p><text:a xlink:href="http://google.com" xlink:type="simple">Google.com</text:a></text:p>
          </table:table-cell>
          <table:table-cell table:style-name="ce4" office:value-type="string" calcext:value-type="string">
            <text:p><text:a xlink:href="http://bbc.com" xlink:type="simple">BBC.com</text:a>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Yes, I expected a similar amount of cookies to be collected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, I expected this amount of cookies to be collecte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o, I wish for fewer cookies to be collected</text:p>
          </table:table-cell>
          <table:table-cell table:style-name="ce3" office:value-type="string" calcext:value-type="string">
            <text:p>Yes, the website will only collect functional cookies (i.e. saving my choice of not wanting cookies)</text:p>
          </table:table-cell>
          <table:table-cell table:number-columns-repeated="2" table:style-name="ce3" office:value-type="string" calcext:value-type="string">
            <text:p>Yes</text:p>
          </table:table-cell>
          <table:table-cell table:style-name="ce3" office:value-type="string" calcext:value-type="string">
            <text:p>Maybe, I prefer having an overview tool rather than not having a tool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22-03-25T22:40:47.944" calcext:value-type="date">
            <text:p>3/25/2022 22:40:48</text:p>
          </table:table-cell>
          <table:table-cell table:style-name="ce3" office:value-type="string" calcext:value-type="string">
            <text:p>E81271EC6F49EDDB2315CF4B02ED5DE3F1E9998B</text:p>
          </table:table-cell>
          <table:table-cell table:style-name="ce4" office:value-type="string" calcext:value-type="string">
            <text:p><text:a xlink:href="http://euronews.com" xlink:type="simple">Euronews.com</text:a></text:p>
          </table:table-cell>
          <table:table-cell table:style-name="ce4" office:value-type="string" calcext:value-type="string">
            <text:p><text:a xlink:href="http://wikipedia.org" xlink:type="simple">Wikipedia.org</text:a></text:p>
          </table:table-cell>
          <table:table-cell table:style-name="ce3" office:value-type="float" office:value="78" calcext:value-type="float">
            <text:p>78</text:p>
          </table:table-cell>
          <table:table-cell table:style-name="ce4" office:value-type="string" calcext:value-type="string">
            <text:p><text:a xlink:href="http://bbc.com" xlink:type="simple">BBC.com</text:a></text:p>
          </table:table-cell>
          <table:table-cell table:style-name="ce4" office:value-type="string" calcext:value-type="string">
            <text:p><text:a xlink:href="http://bbc.com" xlink:type="simple">BBC.com</text:a>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, the amount of collected cookies is more than I expected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, I expected fewer cookies to be collecte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, I wish for fewer cookies to be collected</text:p>
          </table:table-cell>
          <table:table-cell table:style-name="ce3" office:value-type="string" calcext:value-type="string">
            <text:p>No, they probably still collect cookies I do not wish them to collect</text:p>
          </table:table-cell>
          <table:table-cell table:number-columns-repeated="2" table:style-name="ce3" office:value-type="string" calcext:value-type="string">
            <text:p>Yes</text:p>
          </table:table-cell>
          <table:table-cell table:style-name="ce3" office:value-type="string" calcext:value-type="string">
            <text:p>Maybe, I prefer having an overview tool rather than not having a tool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22-03-28T15:23:23.809" calcext:value-type="date">
            <text:p>3/28/2022 15:23:24</text:p>
          </table:table-cell>
          <table:table-cell table:style-name="ce3" office:value-type="string" calcext:value-type="string">
            <text:p>CC2348F3124B88BF3319A52CF818729983B440A1</text:p>
          </table:table-cell>
          <table:table-cell table:style-name="ce4" office:value-type="string" calcext:value-type="string">
            <text:p><text:a xlink:href="http://euronews.com" xlink:type="simple">Euronews.com</text:a></text:p>
          </table:table-cell>
          <table:table-cell table:style-name="ce4" office:value-type="string" calcext:value-type="string">
            <text:p><text:a xlink:href="http://bbc.com" xlink:type="simple">BBC.com</text:a></text:p>
          </table:table-cell>
          <table:table-cell table:style-name="ce3" office:value-type="float" office:value="87" calcext:value-type="float">
            <text:p>87</text:p>
          </table:table-cell>
          <table:table-cell table:style-name="ce4" office:value-type="string" calcext:value-type="string">
            <text:p><text:a xlink:href="http://google.com" xlink:type="simple">Google.com</text:a></text:p>
          </table:table-cell>
          <table:table-cell table:style-name="ce4" office:value-type="string" calcext:value-type="string">
            <text:p><text:a xlink:href="http://bbc.com" xlink:type="simple">BBC.com</text:a>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o, the amount of collected cookies is less than I expected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, I expected fewer cookies to be collecte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o, I wish for fewer cookies to be collected</text:p>
          </table:table-cell>
          <table:table-cell table:style-name="ce3" office:value-type="string" calcext:value-type="string">
            <text:p>No, they probably still collect cookies I do not wish them to collect</text:p>
          </table:table-cell>
          <table:table-cell table:number-columns-repeated="2" table:style-name="ce3" office:value-type="string" calcext:value-type="string">
            <text:p>Yes</text:p>
          </table:table-cell>
          <table:table-cell table:style-name="ce3" office:value-type="string" calcext:value-type="string">
            <text:p>Yes, I would check regularly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22-04-01T16:28:25.424" calcext:value-type="date">
            <text:p>4/1/2022 16:28:25</text:p>
          </table:table-cell>
          <table:table-cell table:style-name="ce3" office:value-type="string" calcext:value-type="string">
            <text:p>81F705DC2CE1A61A2621E0E4B442A9474E1D0C70</text:p>
          </table:table-cell>
          <table:table-cell table:style-name="ce4" office:value-type="string" calcext:value-type="string">
            <text:p><text:a xlink:href="http://google.com" xlink:type="simple">Google.com</text:a></text:p>
          </table:table-cell>
          <table:table-cell table:style-name="ce4" office:value-type="string" calcext:value-type="string">
            <text:p><text:a xlink:href="http://wikipedia.org" xlink:type="simple">Wikipedia.org</text:a></text:p>
          </table:table-cell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<text:a xlink:href="http://google.com" xlink:type="simple">Google.com</text:a></text:p>
          </table:table-cell>
          <table:table-cell table:style-name="ce4" office:value-type="string" calcext:value-type="string">
            <text:p><text:a xlink:href="http://bbc.com" xlink:type="simple">BBC.com</text:a>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o, the amount of collected cookies is more than I expected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, I expected this amount of cookies to be collecte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o, I wish for fewer cookies to be collected</text:p>
          </table:table-cell>
          <table:table-cell table:style-name="ce3" office:value-type="string" calcext:value-type="string">
            <text:p>No, they probably still collect cookies I do not wish them to collect</text:p>
          </table:table-cell>
          <table:table-cell table:number-columns-repeated="2" table:style-name="ce3" office:value-type="string" calcext:value-type="string">
            <text:p>Yes</text:p>
          </table:table-cell>
          <table:table-cell table:style-name="ce3" office:value-type="string" calcext:value-type="string">
            <text:p>No, I do not have the time or will to check my cookie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61" meta:object-count="0"/>
    <meta:generator>LibreOfficeDev/6.0.5.2$Linux_X86_64 LibreOffice_project/</meta:generator>
  </office:meta>
</office:document-meta>
</file>